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f83" officeooo:paragraph-rsid="0002cf83"/>
    </style:style>
    <style:style style:name="P2" style:family="paragraph" style:parent-style-name="Standard">
      <style:text-properties officeooo:paragraph-rsid="0002cf83"/>
    </style:style>
    <style:style style:name="P3" style:family="paragraph" style:parent-style-name="Standard">
      <style:text-properties officeooo:rsid="0002cf83" officeooo:paragraph-rsid="0002cf83"/>
    </style:style>
    <style:style style:name="T1" style:family="text">
      <style:text-properties officeooo:rsid="0002cf83"/>
    </style:style>
    <style:style style:name="T2" style:family="text">
      <style:text-properties officeooo:rsid="0004d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s:</text:p>
      <text:p text:style-name="P1">1) Create an exploratory data analysis for the given dataset(EDA)</text:p>
      <text:p text:style-name="P1">2) Plot co-relation map(heat-map)</text:p>
      <text:p text:style-name="P2"><text:span text:style-name="T1">3) </text:span>Missing value treatment</text:p>
      <text:p text:style-name="P2"><text:span text:style-name="T1">4) </text:span>Outlier treatment</text:p>
      <text:p text:style-name="P2"><text:span text:style-name="T1">5) </text:span>Understanding which variables drive the price of homes in Boston</text:p>
      <text:p text:style-name="P1">6) split data into train and test</text:p>
      <text:p text:style-name="P1">7) fit on train data</text:p>
      <text:p text:style-name="P1">8) predict on test data</text:p>
      <text:p text:style-name="P1">9) <text:s/>find accuracy <text:span text:style-name="T2">of the model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5:20:58.189460532</meta:creation-date>
    <dc:date>2020-09-22T15:40:13.545210028</dc:date>
    <meta:editing-duration>PT4M47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0" meta:word-count="56" meta:character-count="323" meta:non-whitespace-character-count="276"/>
  </office:meta>
</office:document-meta>
</file>